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F0000007EE4C1A2E4505ADABA.png" manifest:media-type="image/png"/>
  <manifest:file-entry manifest:full-path="Pictures/10000201000001F1000001025C12AFDFF72A4AAB.png" manifest:media-type="image/png"/>
  <manifest:file-entry manifest:full-path="Pictures/100002010000012D0000002A308E1716615A86F7.png" manifest:media-type="image/png"/>
  <manifest:file-entry manifest:full-path="Pictures/10000201000002750000006EB3A1F2B5B20685E4.png" manifest:media-type="image/png"/>
  <manifest:file-entry manifest:full-path="Pictures/100002010000051000000036135B513BB1071C56.png" manifest:media-type="image/png"/>
  <manifest:file-entry manifest:full-path="Pictures/100002010000025400000138E70F9F6829E3A8E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15c64" officeooo:paragraph-rsid="00015c64" style:font-size-asian="13.1000003814697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 LAB 14</text:p>
      <text:p text:style-name="P1">MEERAB AMIR <text:s text:c="57"/>FA17-BECE-0017</text:p>
      <text:p text:style-name="P1"/>
      <text:p text:style-name="P1">TASK 1:</text:p>
      <text:p text:style-name="P1"/>
      <text:p text:style-name="P1"><draw:frame draw:style-name="fr1" draw:name="Image5" text:anchor-type="paragraph" svg:x="0in" svg:y="0.548in" svg:width="6.6929in" svg:height="0.6618in" draw:z-index="4"><draw:image xlink:href="Pictures/100002010000051000000036135B513BB1071C56.png" xlink:type="simple" xlink:show="embed" xlink:actuate="onLoad" loext:mime-type="image/png"/></draw:frame></text:p>
      <text:p text:style-name="P1"/>
      <text:p text:style-name="P1"><draw:frame draw:style-name="fr1" draw:name="Image2" text:anchor-type="paragraph" svg:x="0.1173in" svg:y="0.0937in" svg:width="6.2083in" svg:height="3.0055in" draw:z-index="1"><draw:image xlink:href="Pictures/100002010000025400000138E70F9F6829E3A8E6.png" xlink:type="simple" xlink:show="embed" xlink:actuate="onLoad" loext:mime-type="image/png"/></draw:frame></text:p>
      <text:p text:style-name="P1"/>
      <text:p text:style-name="P1"><draw:frame draw:style-name="fr2" draw:name="Image3" text:anchor-type="paragraph" svg:width="6.552in" svg:height="1.1457in" draw:z-index="2"><draw:image xlink:href="Pictures/10000201000002750000006EB3A1F2B5B20685E4.png" xlink:type="simple" xlink:show="embed" xlink:actuate="onLoad" loext:mime-type="image/png"/></draw:frame></text:p>
      <text:p text:style-name="P1"><draw:frame draw:style-name="fr2" draw:name="Image6" text:anchor-type="paragraph" svg:width="3.1354in" svg:height="0.4374in" draw:z-index="5"><draw:image xlink:href="Pictures/100002010000012D0000002A308E1716615A86F7.png" xlink:type="simple" xlink:show="embed" xlink:actuate="onLoad" loext:mime-type="image/png"/></draw:frame></text:p>
      <text:p text:style-name="P1"/>
      <text:p text:style-name="P1">TASK 2:</text:p>
      <text:p text:style-name="P1"/>
      <text:p text:style-name="P1"/>
      <text:p text:style-name="P1"/>
      <text:p text:style-name="P1"><draw:frame draw:style-name="fr1" draw:name="Image1" text:anchor-type="paragraph" svg:x="0.9772in" svg:y="1.7598in" svg:width="5.1772in" svg:height="2.6874in" draw:z-index="0"><draw:image xlink:href="Pictures/10000201000001F1000001025C12AFDFF72A4AA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paragraph" svg:width="6.3228in" svg:height="1.3126in" draw:z-index="3"><draw:image xlink:href="Pictures/100002010000025F0000007EE4C1A2E4505ADABA.png" xlink:type="simple" xlink:show="embed" xlink:actuate="onLoad" loext:mime-type="image/png"/></draw:frame><draw:frame draw:style-name="fr2" draw:name="Image7" text:anchor-type="paragraph" svg:width="6.3228in" svg:height="1.3126in" draw:z-index="6"><draw:image xlink:href="Pictures/100002010000025F0000007EE4C1A2E4505ADABA.png" xlink:type="simple" xlink:show="embed" xlink:actuate="onLoad" loext:mime-type="image/png"/></draw:frame><draw:frame draw:style-name="fr1" draw:name="Image8" text:anchor-type="paragraph" svg:x="1.9146in" svg:y="1.4165in" svg:width="3.1354in" svg:height="0.4374in" draw:z-index="7"><draw:image xlink:href="Pictures/100002010000012D0000002A308E1716615A86F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9:13:18.523979764</meta:creation-date>
    <dc:date>2019-12-30T19:19:55.374226569</dc:date>
    <meta:editing-duration>PT6M38S</meta:editing-duration>
    <meta:editing-cycles>1</meta:editing-cycles>
    <meta:document-statistic meta:table-count="0" meta:image-count="8" meta:object-count="0" meta:page-count="2" meta:paragraph-count="4" meta:word-count="10" meta:character-count="106" meta:non-whitespace-character-count="43"/>
    <meta:generator>LibreOffice/6.0.7.3$Linux_X86_64 LibreOffice_project/00m0$Build-3</meta:generator>
  </office:meta>
</office:document-meta>
</file>